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Omaha (0-2)</text:p>
          </table:table-cell>
          <table:table-cell office:value-type="string">
            <text:p>9</text:p>
          </table:table-cell>
          <table:table-cell office:value-type="string">
            <text:p>21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Iowa St. (2-0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Omah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34</text:p>
          </table:table-cell>
          <table:table-cell office:value-type="string">
            <text:p>-.088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9</text:p>
          </table:table-cell>
          <table:table-cell office:value-type="string">
            <text:p>36</text:p>
          </table:table-cell>
          <table:table-cell office:value-type="string">
            <text:p>.05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39</text:p>
          </table:table-cell>
          <table:table-cell office:value-type="string">
            <text:p>.282</text:p>
          </table:table-cell>
        </table:table-row>
        <table:table-row>
          <table:table-cell office:value-type="string">
            <text:p>Iowa St.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31</text:p>
          </table:table-cell>
          <table:table-cell office:value-type="string">
            <text:p>.35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35</text:p>
          </table:table-cell>
          <table:table-cell office:value-type="string">
            <text:p>.14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5</text:p>
          </table:table-cell>
          <table:table-cell office:value-type="string">
            <text:p>41</text:p>
          </table:table-cell>
          <table:table-cell office:value-type="string">
            <text:p>.366</text:p>
          </table:table-cell>
        </table:table-row>
      </table:table>
      <table:table table:name="Sheet 2">
        <table:table-row>
          <table:table-cell office:value-type="string">
            <text:p>Omah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ydney O'Shaughnessy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.125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bby Bergsten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30</text:p>
          </table:table-cell>
          <table:table-cell office:value-type="string">
            <text:p>-.03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Bella Sade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.23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Mountjoy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Abigayle Meyer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.08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nna Blaschko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.1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Daria Taylo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manda Conlin 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ackenzie Horkey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29</text:p>
          </table:table-cell>
          <table:table-cell office:value-type="string">
            <text:p>.10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Meagen Roth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0</text:p>
          </table:table-cell>
          <table:table-cell office:value-type="string">
            <text:p>20</text:p>
          </table:table-cell>
          <table:table-cell office:value-type="string">
            <text:p>109</text:p>
          </table:table-cell>
          <table:table-cell office:value-type="string">
            <text:p>.092</text:p>
          </table:table-cell>
          <table:table-cell office:value-type="string">
            <text:p>30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44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8.0</text:p>
          </table:table-cell>
        </table:table-row>
      </table:table>
      <table:table table:name="Sheet 3">
        <table:table-row>
          <table:table-cell office:value-type="string">
            <text:p>Iowa St.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Bailey, Hannah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.37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Herbst, Josie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22</text:p>
          </table:table-cell>
          <table:table-cell office:value-type="string">
            <text:p>.18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Conaway, Alexis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22</text:p>
          </table:table-cell>
          <table:table-cell office:value-type="string">
            <text:p>.40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Enna, Izzy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Harris, Monique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azard, Grace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.55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Mauck, Pip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iranda, Genesis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27</text:p>
          </table:table-cell>
          <table:table-cell office:value-type="string">
            <text:p>.29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Schaben, Jess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Rhodes, Avery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Hillegas, Hali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5</text:p>
          </table:table-cell>
          <table:table-cell office:value-type="string">
            <text:p>14</text:p>
          </table:table-cell>
          <table:table-cell office:value-type="string">
            <text:p>107</text:p>
          </table:table-cell>
          <table:table-cell office:value-type="string">
            <text:p>.290</text:p>
          </table:table-cell>
          <table:table-cell office:value-type="string">
            <text:p>4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55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54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